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adornments="Regular" style:font-family-generic="roman" style:font-pitch="variable"/>
  </office:font-face-decls>
  <office:automatic-styles>
    <style:style style:name="P1" style:family="paragraph" style:parent-style-name="Standard">
      <style:text-properties officeooo:rsid="003e49ea" officeooo:paragraph-rsid="0004ae06"/>
    </style:style>
    <style:style style:name="P2" style:family="paragraph" style:parent-style-name="Standard">
      <style:text-properties officeooo:rsid="003e49ea" officeooo:paragraph-rsid="000df2d6"/>
    </style:style>
    <style:style style:name="P3" style:family="paragraph" style:parent-style-name="Standard">
      <style:text-properties officeooo:rsid="0004ae06" officeooo:paragraph-rsid="0004ae06"/>
    </style:style>
    <style:style style:name="P4" style:family="paragraph" style:parent-style-name="Standard">
      <style:paragraph-properties fo:text-align="center" style:justify-single-word="false"/>
      <style:text-properties officeooo:rsid="0011abdb" officeooo:paragraph-rsid="0011abdb"/>
    </style:style>
    <style:style style:name="T1" style:family="text">
      <style:text-properties officeooo:rsid="003f7a7b"/>
    </style:style>
    <style:style style:name="T2" style:family="text">
      <style:text-properties officeooo:rsid="002dbd20"/>
    </style:style>
    <style:style style:name="T3" style:family="text">
      <style:text-properties officeooo:rsid="002b712b"/>
    </style:style>
    <style:style style:name="T4" style:family="text">
      <style:text-properties officeooo:rsid="002d4925"/>
    </style:style>
    <style:style style:name="T5" style:family="text">
      <style:text-properties officeooo:rsid="0017e6dd"/>
    </style:style>
    <style:style style:name="T6" style:family="text">
      <style:text-properties officeooo:rsid="001a6d79"/>
    </style:style>
    <style:style style:name="T7" style:family="text">
      <style:text-properties officeooo:rsid="0016c62a"/>
    </style:style>
    <style:style style:name="T8" style:family="text">
      <style:text-properties officeooo:rsid="0020cdca"/>
    </style:style>
    <style:style style:name="T9" style:family="text">
      <style:text-properties fo:font-style="normal" officeooo:rsid="0016c62a" style:font-style-asian="normal" style:font-style-complex="normal"/>
    </style:style>
    <style:style style:name="T10" style:family="text">
      <style:text-properties fo:font-style="normal" officeooo:rsid="0017e6dd" style:font-style-asian="normal" style:font-style-complex="normal"/>
    </style:style>
    <style:style style:name="T11" style:family="text">
      <style:text-properties fo:font-style="italic" officeooo:rsid="0016c62a" style:font-style-asian="italic" style:font-style-complex="italic"/>
    </style:style>
    <style:style style:name="T12" style:family="text">
      <style:text-properties officeooo:rsid="00359551"/>
    </style:style>
    <style:style style:name="T13" style:family="text">
      <style:text-properties fo:font-weight="normal" officeooo:rsid="002c73ea" style:font-weight-asian="normal" style:font-weight-complex="normal"/>
    </style:style>
    <style:style style:name="T14" style:family="text">
      <style:text-properties fo:font-weight="normal" officeooo:rsid="0005499c" style:font-weight-asian="normal" style:font-weight-complex="normal"/>
    </style:style>
    <style:style style:name="T15" style:family="text">
      <style:text-properties officeooo:rsid="003ca7cc"/>
    </style:style>
    <style:style style:name="T16" style:family="text">
      <style:text-properties officeooo:rsid="0004ae06"/>
    </style:style>
    <style:style style:name="T17" style:family="text">
      <style:text-properties style:text-position="super 58%"/>
    </style:style>
    <style:style style:name="T18" style:family="text">
      <style:text-properties style:text-position="0% 100%"/>
    </style:style>
    <style:style style:name="T19" style:family="text">
      <style:text-properties officeooo:rsid="0035b63e"/>
    </style:style>
    <style:style style:name="T20" style:family="text">
      <style:text-properties officeooo:rsid="003a7614"/>
    </style:style>
    <style:style style:name="T21" style:family="text">
      <style:text-properties officeooo:rsid="0033c0f7"/>
    </style:style>
    <style:style style:name="T22" style:family="text">
      <style:text-properties officeooo:rsid="001460a7"/>
    </style:style>
    <style:style style:name="T23" style:family="text">
      <style:text-properties style:font-name="Times New Roman" officeooo:rsid="0004ae06"/>
    </style:style>
    <style:style style:name="T24" style:family="text">
      <style:text-properties style:font-name="Times New Roman" officeooo:rsid="000df2d6"/>
    </style:style>
    <style:style style:name="T25" style:family="text">
      <style:text-properties officeooo:rsid="0005499c"/>
    </style:style>
    <style:style style:name="T26" style:family="text">
      <style:text-properties officeooo:rsid="0006a39a"/>
    </style:style>
    <style:style style:name="T27" style:family="text">
      <style:text-properties officeooo:rsid="00087504"/>
    </style:style>
    <style:style style:name="T28" style:family="text">
      <style:text-properties officeooo:rsid="0008bd21"/>
    </style:style>
    <style:style style:name="T29" style:family="text">
      <style:text-properties officeooo:rsid="00092a4f"/>
    </style:style>
    <style:style style:name="T30" style:family="text">
      <style:text-properties officeooo:rsid="000ad1c0"/>
    </style:style>
    <style:style style:name="T31" style:family="text">
      <style:text-properties officeooo:rsid="000df2d6"/>
    </style:style>
    <style:style style:name="T32" style:family="text">
      <style:text-properties officeooo:rsid="000ef1b2"/>
    </style:style>
    <style:style style:name="T33" style:family="text">
      <style:text-properties officeooo:rsid="000effd0"/>
    </style:style>
    <style:style style:name="T34" style:family="text">
      <style:text-properties officeooo:rsid="000f07f4"/>
    </style:style>
    <style:style style:name="T35" style:family="text">
      <style:text-properties officeooo:rsid="0010bc2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itKat Dambeck</text:p>
      <text:p text:style-name="P3">February 1<text:span text:style-name="T17">st</text:span>, 2023</text:p>
      <text:p text:style-name="P3">Expository Writing</text:p>
      <text:p text:style-name="P3">Jacqueline McDaniel</text:p>
      <text:p text:style-name="P4">The Tribalism of Pop Fans</text:p>
      <text:p text:style-name="P1"><text:tab/>Music is often examined through a purely acoustic lens. To some, the author can be <text:s/>completely disconnected from the music. Pop music is often spoken <text:span text:style-name="T25">worse </text:span>of for being tribal, and for being <text:span text:style-name="T25">focused on the </text:span>pop idol <text:span text:style-name="T25">rather than the music</text:span>.<text:span text:style-name="T1"> Because p</text:span>op idols<text:span text:style-name="T2"> </text:span><text:span text:style-name="T1">use music to draw attention to themselves,</text:span><text:span text:style-name="T3"> and </text:span>because pop fans are attract<text:span text:style-name="T25">ed</text:span> to the idol instead of the music<text:span text:style-name="T3">, pop music will always </text:span>have this <text:span text:style-name="T4">tribal </text:span>nature<text:span text:style-name="T4">. </text:span><text:span text:style-name="T5">Noë writes </text:span><text:span text:style-name="T6">about pop that “</text:span><text:span text:style-name="T1">t</text:span><text:span text:style-name="T7">he music is, at most, a way of directing your attention to </text:span><text:span text:style-name="T6">[the </text:span><text:span text:style-name="T8">pop</text:span><text:span text:style-name="T6"> idol]</text:span><text:span text:style-name="T9">; </text:span><text:span text:style-name="T11">he </text:span><text:span text:style-name="T9">captures your attention and your fascination… you look through the music to the person.” </text:span><text:span text:style-name="T10">(Noë 172) </text:span><text:span text:style-name="T1">They make it clear that </text:span><text:span text:style-name="T29">in pop music, </text:span><text:span text:style-name="T1">the acoustic appeal </text:span><text:span text:style-name="T29">of the music </text:span><text:span text:style-name="T1">is a secondary function. T</text:span><text:span text:style-name="T25">he </text:span><text:span text:style-name="T29">real </text:span><text:span text:style-name="T25">aim </text:span><text:span text:style-name="T29">of the music </text:span><text:span text:style-name="T25">is </text:span><text:span text:style-name="T29">merely </text:span><text:span text:style-name="T25">to</text:span><text:span text:style-name="T21"> draw </text:span><text:span text:style-name="T25">the listener's</text:span><text:span text:style-name="T21"> attention </text:span><text:span text:style-name="T25">to the idol themselves.</text:span><text:span text:style-name="T21"> This is </text:span><text:span text:style-name="T29">due to the fact that</text:span><text:span text:style-name="T21"> the artist is intentionally idolizing themselves </text:span><text:span text:style-name="T29">through their art</text:span><text:span text:style-name="T21">. </text:span><text:span text:style-name="T19">This places the </text:span><text:span text:style-name="T30">pop </text:span><text:span text:style-name="T19">artist, or rather the idolized image of them, at the center </text:span><text:span text:style-name="T30">attention </text:span><text:span text:style-name="T19">of pop music. </text:span><text:span text:style-name="T28">In other words, all of a pop idols music serves to further emphasize their own image. </text:span><text:span text:style-name="T20">The effect of this is that the idol develops a cult of personality around </text:span><text:span text:style-name="T30">pop idol</text:span><text:span text:style-name="T20">. </text:span><text:span text:style-name="T12">It is clear t</text:span><text:span text:style-name="T2">hat idols are at the center of pop music </text:span><text:span text:style-name="T12">because </text:span><text:span text:style-name="T13">the music of pop music expresses the identity of the idol. </text:span><text:span text:style-name="T14">This contributes to the tribal nature of pop by forming this cult of personality. </text:span></text:p>
      <text:p text:style-name="P2"><text:tab/>If the message of pop music is the identity of the idol, this suggests that pop fans are not <text:span text:style-name="T31">really </text:span>fans of the music, but <text:span text:style-name="T31">rather </text:span>fans of the ido<text:span text:style-name="T26">l</text:span>. <text:span text:style-name="T15">By examining </text:span>this attraction<text:span text:style-name="T15">, it </text:span>can be seen how <text:span text:style-name="T26">it </text:span><text:s/>is <text:span text:style-name="T26">not only </text:span><text:span text:style-name="T27">a </text:span><text:span text:style-name="T26">physical attraction, but also</text:span> about <text:span text:style-name="T27">a wish to </text:span><text:span text:style-name="T31">imitate the artist.</text:span>. “<text:span text:style-name="T22">Pop stars are </text:span><text:soft-page-break/><text:span text:style-name="T22">sex symbols, and when we love them, we want in some sense to be like them, or at least to be with them, to have them, to belong to their tribe”. </text:span><text:span text:style-name="T16">(No</text:span><text:span text:style-name="T23">ë </text:span><text:span text:style-name="T15">172</text:span><text:span text:style-name="T16">) </text:span><text:span text:style-name="T31">No</text:span><text:span text:style-name="T24">ë asserts that b</text:span>ecause <text:span text:style-name="T31">of the way </text:span>fans are attracted to their idol, they have a <text:span text:style-name="T31">develop </text:span>desire to be like them in some way. The effect of this can be seen in different methods of engaging with pop music, such as singing along, and playing air guitar. <text:span text:style-name="T34">Both of these acts </text:span><text:span text:style-name="T35">mimic the visual appearance of a musical performance, without the functional aspects of the performance. When engaging in this way, the fans become ceremonially like the idol. </text:span><text:span text:style-name="T34"><text:s/></text:span>Because all the fans of a particular idol are copying from the same source material, <text:span text:style-name="T31">that idol</text:span>, they become like each other. <text:span text:style-name="T31">This </text:span>further unify<text:span text:style-name="T31"> </text:span>the tribe <text:span text:style-name="T31">of the </text:span>pop artist. <text:span text:style-name="T33"><text:s/></text:span><text:s/>Engaging with pop music is about mimicking the idol, because they, not the music, are the object of fans attraction. Pop music is inevitably tribal, because <text:span text:style-name="T31">of </text:span>the <text:span text:style-name="T31">idolization of the pop artist through their use of music, </text:span>and because <text:span text:style-name="T31">the </text:span>fans are attracted to <text:span text:style-name="T32">that </text:span>idol<text:span text:style-name="T32">ized image</text:span> rather than the music.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style:page-number="auto"/>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17:38:27.421592779</meta:creation-date>
    <dc:date>2023-02-01T19:26:10.256110680</dc:date>
    <meta:editing-duration>PT1H6M6S</meta:editing-duration>
    <meta:editing-cycles>12</meta:editing-cycles>
    <meta:generator>LibreOffice/7.3.7.2$Linux_X86_64 LibreOffice_project/30$Build-2</meta:generator>
    <meta:document-statistic meta:table-count="0" meta:image-count="0" meta:object-count="0" meta:page-count="2" meta:paragraph-count="7" meta:word-count="517" meta:character-count="2858" meta:non-whitespace-character-count="2339"/>
  </office:meta>
</office:document-meta>
</file>